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09EEF768F4D089F25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05cm" svg:stroke-color="#ff0000" draw:marker-start-width="0.355cm" draw:marker-end-width="0.355cm" draw:fill="none" draw:textarea-horizontal-align="justify" draw:textarea-vertical-align="middle" draw:auto-grow-height="false" fo:min-height="0.24cm" fo:min-width="0.987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61cm" svg:height="5.573cm" svg:x="0.569cm" svg:y="0.363cm">
          <draw:image xlink:href="Pictures/10000201000002000000009EEF768F4D089F25A6.png" xlink:type="simple" xlink:show="embed" xlink:actuate="onLoad">
            <text:p/>
          </draw:image>
        </draw:frame>
        <draw:custom-shape draw:style-name="gr2" draw:text-style-name="P1" draw:layer="layout" svg:width="1.537cm" svg:height="0.54cm" svg:x="8.83cm" svg:y="0.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3-28T13:13:27.550290252</dc:date>
    <dc:creator>Maria </dc:creator>
    <meta:editing-duration>PT9M33S</meta:editing-duration>
    <meta:editing-cycles>2</meta:editing-cycles>
    <meta:generator>LibreOffice/5.1.6.2$Linux_X86_64 LibreOffice_project/10m0$Build-2</meta:generator>
    <meta:document-statistic meta:object-count="2"/>
  </office:meta>
</office:document-meta>
</file>